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ira Code" svg:font-family="'Fira Code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8a98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mage Analysis</text:h>
      <text:p text:style-name="Standard">Below you find the data resulting from a simple image. We used <office:annotation office:name="__Annotation__966_1193924970"><dc:creator>Unknown Author</dc:creator><dc:date>2019-01-29T18:24:45.489000000</dc:date><text:p text:style-name="P2"><text:span text:style-name="T1">Will link to fotoforensics.com</text:span></text:p></office:annotation>FotoForensics<office:annotation-end office:name="__Annotation__966_1193924970"/> for this analysis. Professional image analysts may find even more data in an image.</text:p>
      <text:p text:style-name="Standard">GPS coordinates were censored afterwards, since they were too precise for our liking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Original</text:p>
          </table:table-cell>
          <table:table-cell table:style-name="Table1.B1" office:value-type="string">
            <text:p text:style-name="P1">Anonymised</text:p>
          </table:table-cell>
        </table:table-row>
        <table:table-row>
          <table:table-cell table:style-name="Table1.A2" office:value-type="string">
            <text:p text:style-name="P1">Original image</text:p>
          </table:table-cell>
          <table:table-cell table:style-name="Table1.B2" office:value-type="string">
            <text:p text:style-name="P1">Anonymised Image</text:p>
          </table:table-cell>
        </table:table-row>
        <table:table-row>
          <table:table-cell table:style-name="Table1.A2" office:value-type="string">
            <text:p text:style-name="P1">ELA-Image original</text:p>
          </table:table-cell>
          <table:table-cell table:style-name="Table1.B2" office:value-type="string">
            <text:p text:style-name="P1">ELA-Image anonymised</text:p>
          </table:table-cell>
        </table:table-row>
        <table:table-row>
          <table:table-cell table:style-name="Table1.A2" office:value-type="string">
            <text:p text:style-name="P1">JPEG original</text:p>
          </table:table-cell>
          <table:table-cell table:style-name="Table1.B2" office:value-type="string">
            <text:p text:style-name="P1">JPEG anonymised</text:p>
          </table:table-cell>
        </table:table-row>
        <table:table-row>
          <table:table-cell table:style-name="Table1.A2" office:value-type="string">
            <text:p text:style-name="P1">Original metadata</text:p>
          </table:table-cell>
          <table:table-cell table:style-name="Table1.B2" office:value-type="string">
            <text:p text:style-name="P1">Anonymised metada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ira Code" svg:font-family="'Fira Code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ans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3:09:51.173000000</meta:creation-date>
    <dc:date>2019-01-29T18:25:08.624000000</dc:date>
    <meta:editing-duration>PT25M42S</meta:editing-duration>
    <meta:editing-cycles>2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13" meta:word-count="60" meta:character-count="409" meta:non-whitespace-character-count="362"/>
  </office:meta>
</office:document-meta>
</file>